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15cm" draw:marker-end-width="0.15cm" draw:fill="solid" draw:fill-color="#000000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666666" draw:gradient-step-count="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1.6cm" svg:stroke-color="#000000" draw:marker-start-width="2.6cm" draw:marker-end-width="2.6cm" draw:fill="none" draw:fill-color="#ffffff" draw:textarea-horizontal-align="justify" draw:textarea-vertical-align="middle" draw:auto-grow-height="false" fo:padding-top="0.925cm" fo:padding-bottom="0.925cm" fo:padding-left="1.05cm" fo:padding-right="1.05cm"/>
    </style:style>
    <style:style style:name="gr19" style:family="graphic" style:parent-style-name="standard">
      <style:graphic-properties svg:stroke-width="0.5cm" svg:stroke-color="#000000" draw:marker-start-width="0.95cm" draw:marker-end-width="0.95cm" draw:textarea-vertical-align="middle" draw:auto-grow-height="false" fo:min-height="0.749cm" fo:min-width="0.499cm" fo:padding-top="0.375cm" fo:padding-bottom="0.375cm" fo:padding-left="0.5cm" fo:padding-right="0.5cm"/>
    </style:style>
    <style:style style:name="gr20" style:family="graphic" style:parent-style-name="standard">
      <style:graphic-properties svg:stroke-width="0.4cm" svg:stroke-color="#333333" draw:marker-start-width="0.8cm" draw:marker-end-width="0.8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gr21" style:family="graphic" style:parent-style-name="standard">
      <style:graphic-properties svg:stroke-color="#000000" draw:textarea-vertical-align="middle" draw:auto-grow-height="false" fo:min-height="0.749cm" fo:min-width="0.499cm"/>
    </style:style>
    <style:style style:name="gr22" style:family="graphic" style:parent-style-name="standard">
      <style:graphic-properties svg:stroke-width="0.4cm" svg:stroke-color="#ffffff" draw:marker-start-width="0.8cm" draw:marker-end-width="0.8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gr23" style:family="graphic" style:parent-style-name="objectwithoutfill">
      <style:graphic-properties svg:stroke-width="0.2cm" svg:stroke-color="#333333" draw:marker-start-width="0cm" draw:marker-end-width="0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2cm" svg:stroke-color="#1c1c1c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onnector draw:style-name="gr1" draw:text-style-name="P1" draw:layer="layout" draw:type="curve" svg:x1="44.703cm" svg:y1="19.581cm" svg:x2="39.869cm" svg:y2="7.198cm" draw:start-shape="id1" draw:start-glue-point="1" draw:end-shape="id2" draw:end-glue-point="1" svg:d="M44703 19581c0-21346-4834-15155-4834-12383" svg:viewBox="0 0 4835 15395">
          <text:p/>
        </draw:connector>
        <draw:connector draw:style-name="gr2" draw:text-style-name="P1" draw:layer="layout" draw:type="curve" svg:x1="48.188cm" svg:y1="26.243cm" svg:x2="39.869cm" svg:y2="7.198cm" draw:start-shape="id3" draw:start-glue-point="3" draw:end-shape="id2" draw:end-glue-point="1" svg:d="M48188 26243c-4213 0-3510-10447-4537-15901s-3782-5916-3782-3144" svg:viewBox="0 0 8320 20709">
          <text:p/>
        </draw:connector>
        <draw:connector draw:style-name="gr2" draw:text-style-name="P1" draw:layer="layout" draw:type="curve" svg:x1="28.273cm" svg:y1="30.906cm" svg:x2="36.044cm" svg:y2="12.511cm" draw:start-shape="id4" draw:start-glue-point="0" draw:end-shape="id5" svg:d="M28273 30906c0-12693 7771-3496 7771-18395" svg:viewBox="0 0 7772 18396">
          <text:p/>
        </draw:connector>
        <draw:connector draw:style-name="gr3" draw:text-style-name="P1" draw:layer="layout" draw:type="curve" svg:x1="25.4cm" svg:y1="19.6cm" svg:x2="39.869cm" svg:y2="7.198cm" draw:start-shape="id6" draw:start-glue-point="1" draw:end-shape="id2" draw:end-glue-point="1" svg:d="M25400 19600c3261 0 2717-7125 5519-10919s8950-4255 8950-1483" svg:viewBox="0 0 14470 14178">
          <text:p/>
        </draw:connector>
        <draw:custom-shape draw:style-name="gr4" draw:text-style-name="P1" draw:layer="layout" svg:width="6.6cm" svg:height="1.3cm" svg:x="23.1cm" svg:y="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336cm" svg:height="1.3cm" draw:transform="rotate (0.785398163397448) translate (28.6cm 21.4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6cm" svg:height="4.6cm" svg:x="55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372cm" svg:height="1.255cm" draw:transform="skewX (-0.00366519142918809) rotate (1.5697491292437) translate (56.674cm 37.10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407cm" svg:height="1.255cm" draw:transform="skewX (-0.00366519142918809) rotate (-0.00104719755119678) translate (55.089cm 32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cm" svg:height="3.253cm" draw:transform="rotate (-3.14159265358979) translate (59.84cm 38.4cm)">
          <text:p/>
          <draw:enhanced-geometry svg:viewBox="0 0 21600 21600" draw:glue-points="?f6 10800 10800 21600 ?f5 10800 10800 0" draw:text-areas="?f3 ?f3 ?f4 ?f4" draw:type="trapezoid" draw:modifiers="2989.531464418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9.007cm" svg:height="1.255cm" draw:transform="skewX (-0.00366519142918815) rotate (-0.786445360948645) translate (38.085cm 21.7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07cm" svg:height="1.255cm" draw:transform="skewX (-0.00366519142918809) rotate (-0.00104719755119678) translate (40.389cm 27.8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91cm" svg:height="1.255cm" draw:transform="skewX (-0.00366519142918809) rotate (-0.00104719755119678) translate (58.597cm 27.7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98cm" svg:height="1.255cm" draw:transform="skewX (-0.00366519142918809) rotate (-1.57184352434609) translate (49.764cm 26.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cm" svg:height="0.6cm" svg:x="55.3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474cm" svg:height="3.989cm" draw:transform="skewX (0.00401425727958687) rotate (2.22197867071398) translate (32.938cm 30.233cm)">
          <text:p/>
          <draw:enhanced-geometry svg:viewBox="0 0 21600 21600" draw:path-stretchpoint-x="10800" draw:path-stretchpoint-y="10800" draw:text-areas="?f3 ?f4 ?f5 ?f6" draw:mirror-vertical="false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474cm" svg:height="2.586cm" draw:transform="skewX (0.00314159265358968) rotate (2.22197867071398) translate (36.61cm 26.879cm)">
          <text:p/>
          <draw:enhanced-geometry svg:viewBox="0 0 21600 21600" draw:path-stretchpoint-x="10800" draw:path-stretchpoint-y="10800" draw:text-areas="?f3 ?f4 ?f5 ?f6" draw:mirror-vertical="false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6.098cm" svg:height="3.99cm" draw:transform="skewX (0.00383972435438755) rotate (0.594459143229269) translate (38.1cm 17.615cm)">
          <text:p/>
          <draw:enhanced-geometry svg:viewBox="0 0 21600 21600" draw:path-stretchpoint-x="10800" draw:path-stretchpoint-y="10800" draw:text-areas="?f3 ?f4 ?f5 ?f6" draw:mirror-vertical="false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175cm" svg:height="6.192cm" draw:transform="skewX (9.73983846269144E-017) rotate (2.17014239192975) translate (39.378cm 24.214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762.859285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217cm" svg:height="6.043cm" draw:transform="rotate (2.17014239192975) translate (36.184cm 26.365cm)">
          <text:p/>
          <draw:enhanced-geometry svg:viewBox="0 0 21600 21600" draw:glue-points="10800 2150 0 10800 10800 19890 21600 10800" draw:text-areas="0 4300 21600 21600" draw:mirror-horizontal="true" draw:mirror-vertical="false" draw:type="flowchart-manual-input" draw:enhanced-path="M 0 4300 L 21600 0 21600 21600 0 21600 0 4300 Z N"/>
        </draw:custom-shape>
        <draw:custom-shape draw:style-name="gr11" draw:text-style-name="P1" draw:layer="layout" svg:width="6.174cm" svg:height="5.752cm" draw:transform="skewX (-0.000174532925199383) rotate (2.17014239192975) translate (39.206cm 24.472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6098.69331283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609cm" svg:height="4.908cm" draw:transform="skewX (6.76354264088027E-017) rotate (2.17014239192975) translate (39.375cm 23.021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762.859285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54cm" svg:height="4.79cm" draw:transform="rotate (2.17014239192975) translate (36.477cm 25.753cm)">
          <text:p/>
          <draw:enhanced-geometry svg:viewBox="0 0 21600 21600" draw:glue-points="10800 2150 0 10800 10800 19890 21600 10800" draw:text-areas="0 4300 21600 21600" draw:mirror-horizontal="true" draw:mirror-vertical="false" draw:type="flowchart-manual-input" draw:enhanced-path="M 0 4300 L 21600 0 21600 21600 0 21600 0 4300 Z N"/>
        </draw:custom-shape>
        <draw:custom-shape draw:style-name="gr12" draw:text-style-name="P1" draw:layer="layout" svg:width="5.609cm" svg:height="4.557cm" draw:transform="skewX (0.000523598775598223) rotate (2.17014239192975) translate (39.211cm 23.273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6098.69331283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7.18cm" svg:height="7.114cm" draw:transform="skewX (-0.00366519142918806) rotate (0.982794901798007) translate (33.077cm 10.54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4.2cm" svg:height="2.6cm" svg:x="21.2cm" svg:y="18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cm" svg:height="2.1cm" svg:x="19.7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cm" svg:height="2.6cm" svg:x="20cm" svg:y="1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399cm" svg:height="2.601cm" svg:x="21.201cm" svg:y="1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97cm" svg:height="1.903cm" svg:x="22.603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357cm" svg:height="6.5cm" draw:transform="skewX (-0.00366519142918812) rotate (0.982794901798007) translate (29.142cm 17.47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13.376cm" svg:height="6.477cm" draw:transform="skewX (-0.00366519142918804) rotate (0.982794901798007) translate (29.749cm 16.5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308cm" svg:height="1.255cm" draw:transform="skewX (-0.0036651914291881) rotate (0.982794901798007) translate (27.913cm 19.1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308cm" svg:height="1.255cm" draw:transform="skewX (-0.0036651914291881) rotate (0.982794901798007) translate (34.301cm 23.723cm)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.12cm" svg:height="1.255cm" draw:transform="skewX (-0.00366519142918815) rotate (-0.58800142499689) translate (30.822cm 14.7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.007cm" svg:height="1.255cm" draw:transform="skewX (-0.00366519142918815) rotate (-0.58800142499689) translate (28.49cm 18.32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6cm" svg:height="1.6cm" draw:transform="rotate (-0.149749249821113) translate (30.385cm 14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draw:transform="rotate (-0.149749249821113) translate (32.694cm 16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881cm" svg:height="3.538cm" draw:transform="skewX (-0.00366519142918807) rotate (0.982794901798007) translate (36.198cm 16.32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913cm" svg:height="3.538cm" draw:transform="skewX (-0.00366519142918812) rotate (0.982794901798007) translate (36.195cm 17.023cm)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" draw:id="id8" draw:layer="layout" svg:width="3.345cm" svg:height="3.996cm" draw:transform="skewX (-0.00366519142918815) rotate (0.982794901798007) translate (36.511cm 17.4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4.769cm" svg:height="4.738cm" draw:transform="skewX (0.000174532925199384) rotate (1.08943451909486) translate (27.489cm 28.275cm)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6" draw:text-style-name="P1" draw:layer="layout" svg:width="4.137cm" svg:height="3.997cm" draw:transform="skewX (0.000523598775598347) rotate (1.08943451909486) translate (27.927cm 28.154cm)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8" draw:text-style-name="P1" draw:layer="layout" svg:width="7.744cm" svg:height="1.314cm" draw:transform="rotate (2.93861086158285) translate (27.021cm 36.94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4" draw:id="id4" draw:layer="layout" svg:width="3.345cm" svg:height="3.996cm" draw:transform="skewX (-0.00366519142918809) rotate (-0.00331612557878926) translate (26.601cm 30.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3.345cm" svg:height="2.487cm" draw:transform="skewX (-0.00366519142918809) rotate (-0.00331612557878926) translate (26.64cm 33.01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446cm" svg:height="3.831cm" draw:transform="skewX (-0.00366519142918809) rotate (-0.00331612557878926) translate (27.052cm 31.57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8.702cm" svg:height="1.3cm" draw:transform="rotate (-1.57358885359809) translate (31.288cm 25.29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398cm" svg:height="1.314cm" draw:transform="rotate (-1.57358885359809) translate (31.298cm 28.40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996cm" svg:height="1.314cm" draw:transform="rotate (-2.36143047794833) translate (31.161cm 32.745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3.852cm" svg:height="1.314cm" draw:transform="rotate (-2.36143047794833) translate (29.548cm 34.291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1.539cm" svg:height="1.026cm" draw:transform="rotate (2.93861086158285) translate (26.982cm 36.85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1.279cm" svg:height="1.279cm" draw:transform="rotate (-0.149749249821113) translate (30.118cm 26.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8" draw:text-style-name="P1" draw:layer="layout" svg:width="6.474cm" svg:height="3.989cm" draw:transform="skewX (-0.00401425727958687) rotate (0.982794901798007) translate (35.2cm 32.6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474cm" svg:height="2.585cm" draw:transform="skewX (-0.00314159265358975) rotate (0.982794901798007) translate (37.537cm 29.0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098cm" svg:height="3.99cm" draw:transform="skewX (-0.00383972435438748) rotate (-0.644724625686705) translate (42.826cm 1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175cm" svg:height="6.192cm" draw:transform="rotate (0.930958623013775) translate (38.016cm 22.30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762.859285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217cm" svg:height="6.044cm" draw:transform="skewX (9.57519838640771E-017) rotate (0.930958623013775) translate (36.519cm 24.56cm)">
          <text:p/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11" draw:text-style-name="P1" draw:layer="layout" svg:width="6.174cm" svg:height="5.752cm" draw:transform="skewX (0.000174532925199435) rotate (0.930958623013775) translate (37.946cm 22.8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098.69331283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" draw:id="id1" draw:layer="layout" svg:width="5.609cm" svg:height="4.908cm" draw:transform="rotate (0.930958623013775) translate (39.385cm 22.61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762.859285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769cm" svg:height="4.738cm" draw:transform="skewX (-0.000174532925199425) rotate (-0.149749249821113) translate (36.491cm 3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38cm" svg:height="3.996cm" draw:transform="skewX (-0.000523598775598333) rotate (-0.149749249821113) translate (36.77cm 30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54cm" svg:height="4.79cm" draw:transform="skewX (1.00850852223782E-016) rotate (0.930958623013775) translate (37.456cm 25.402cm)">
          <text:p/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11" draw:text-style-name="P1" draw:layer="layout" svg:width="0.5cm" svg:height="0.7cm" svg:x="38.5cm" svg:y="21.8cm">
          <text:p/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12" draw:text-style-name="P1" draw:layer="layout" svg:width="1.1cm" svg:height="1.4cm" svg:x="39.8cm" svg:y="22cm">
          <text:p/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8" draw:text-style-name="P1" draw:layer="layout" svg:width="7.81cm" svg:height="1.255cm" draw:transform="skewX (-0.00366519142918809) rotate (-0.00104719755119678) translate (44.889cm 27.8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.007cm" svg:height="1.255cm" draw:transform="skewX (-0.00366519142918809) rotate (-0.00104719755119678) translate (50.189cm 27.8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9.007cm" svg:height="3.296cm" draw:transform="skewX (-0.00366519142918809) rotate (-0.00104719755119678) translate (48.184cm 24.59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07cm" svg:height="3.896cm" draw:transform="skewX (-0.00366519142918809) rotate (-0.00104719755119678) translate (49.799cm 24.09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292cm" svg:height="2.899cm" draw:transform="skewX (-0.00366519142918809) rotate (-0.00104719755119678) translate (50.404cm 24.6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12cm" svg:height="3.902cm" draw:transform="skewX (-0.00366519142918809) rotate (-0.00104719755119678) translate (54.575cm 24.0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701cm" svg:height="3.902cm" draw:transform="skewX (-0.00366519142918809) rotate (-0.00104719755119678) translate (52.994cm 24.0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997cm" svg:height="2.697cm" draw:transform="skewX (-0.00366519142918809) rotate (-0.00104719755119678) translate (51.4cm 24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07cm" svg:height="1.255cm" draw:transform="skewX (-0.00366519142918809) rotate (-1.57184352434609) translate (61.464cm 17.28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07cm" svg:height="1.255cm" draw:transform="skewX (-0.00366519142918809) rotate (-1.57184352434609) translate (62.666cm 17.29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5cm" svg:height="5.8cm" draw:transform="rotate (-3.14159265358979) translate (62.7cm 17.6cm)">
          <text:p/>
          <draw:enhanced-geometry svg:viewBox="0 0 21600 21600" draw:glue-points="?f6 10800 10800 21600 ?f5 10800 10800 0" draw:text-areas="?f3 ?f3 ?f4 ?f4" draw:type="trapezoid" draw:modifiers="1995.041983206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" draw:layer="layout" svg:x1="61.4cm" svg:y1="17.8cm" svg:x2="61.4cm" svg:y2="11.8cm">
          <text:p/>
        </draw:line>
        <draw:custom-shape draw:style-name="gr9" draw:text-style-name="P1" draw:layer="layout" svg:width="7.4cm" svg:height="1.255cm" draw:transform="skewX (-0.0036651914291881) rotate (-0.786445360948645) translate (49.333cm 33.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702cm" svg:height="0.9cm" draw:transform="skewX (0.00506145483078356) rotate (-0.00104719755119678) translate (42.398cm 27.8cm)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07cm" svg:height="1.255cm" draw:transform="skewX (-0.00366519142918809) rotate (-0.00104719755119678) translate (55.091cm 34.1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1" draw:layer="layout" svg:width="6.162cm" svg:height="6.162cm" draw:transform="rotate (1.30131749028697) translate (53.461cm 35.4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4.756cm" svg:height="4.862cm" draw:transform="rotate (1.45106674010809) translate (54.314cm 35.357cm)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0" draw:text-style-name="P1" draw:layer="layout" svg:width="3.46cm" svg:height="3.514cm" draw:transform="skewX (0.000523598775598298) rotate (1.45106674010809) translate (55.154cm 34.791cm)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1" draw:text-style-name="P1" draw:layer="layout" svg:width="2.959cm" svg:height="2.961cm" draw:transform="skewX (-0.000698131700797728) rotate (1.45106674010809) translate (55.47cm 34.591cm)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4" draw:text-style-name="P1" draw:layer="layout" svg:width="1.234cm" svg:height="1.276cm" draw:transform="skewX (-0.00069813170079772) rotate (1.45106674010809) translate (56.573cm 33.8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" draw:layer="layout" svg:width="1.626cm" svg:height="1.255cm" draw:transform="skewX (-0.00366519142918819) rotate (-0.58800142499689) translate (33.148cm 22.92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116cm" svg:height="1.255cm" draw:transform="skewX (-0.00366519142918819) rotate (-0.58800142499689) translate (32.547cm 23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06cm" svg:height="1.255cm" draw:transform="skewX (-0.00366519142918815) rotate (-0.58800142499689) translate (36.832cm 25.17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58cm" svg:height="1.255cm" draw:transform="skewX (-0.00366519142918816) rotate (-0.58800142499689) translate (34.434cm 26.4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9cm" svg:height="9.2cm" draw:transform="rotate (0.990125284656383) translate (31.767cm 33.895cm)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2" draw:text-style-name="P1" draw:layer="layout" svg:width="6.549cm" svg:height="6.649cm" draw:transform="skewX (-8.55258060830377E-017) rotate (0.990125284656383) translate (33.666cm 33.645cm)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1" draw:text-style-name="P1" draw:layer="layout" svg:width="5.6cm" svg:height="5.6cm" draw:transform="rotate (0.990125284656383) translate (34.373cm 33.571cm)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6" draw:text-style-name="P1" draw:layer="layout" svg:width="2.333cm" svg:height="2.418cm" draw:transform="rotate (0.990125284656383) translate (36.875cm 33.2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1.661cm" svg:height="11.661cm" draw:transform="rotate (0.84037603483527) translate (30.202cm 33.4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1.626cm" svg:height="1.255cm" draw:transform="skewX (-0.00366519142918819) rotate (-0.58800142499689) translate (41.792cm 16.75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19cm" svg:height="2.472cm" draw:transform="skewX (-0.00366519142918818) rotate (-0.58800142499689) translate (43.255cm 14.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723cm" svg:height="0.804cm" draw:transform="skewX (-0.0036651914291881) rotate (-0.58800142499689) translate (42.043cm 16.3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44.276cm" svg:y1="19.264cm" svg:x2="40.027cm" svg:y2="6.537cm" draw:start-shape="id7" draw:end-shape="id5" draw:end-glue-point="1" svg:d="M44276 19264c2437 0 2032-7354 360-11278s-4609-4419-4609-1449" svg:viewBox="0 0 5971 14640">
          <text:p/>
        </draw:connector>
        <draw:custom-shape draw:style-name="gr8" draw:text-style-name="P1" draw:layer="layout" svg:width="2.721cm" svg:height="1.255cm" draw:transform="skewX (-0.0036651914291882) rotate (-0.58800142499689) translate (42.436cm 13.59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702cm" svg:height="1.3cm" svg:x="27cm" svg:y="2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609cm" svg:height="4.558cm" draw:transform="skewX (-0.000174532925199451) rotate (0.930958623013775) translate (39.295cm 23.1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098.69331283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40.772cm" svg:y1="18.309cm" svg:x2="40.027cm" svg:y2="6.537cm" draw:start-shape="id8" draw:start-glue-point="2" draw:end-shape="id5" draw:end-glue-point="1" svg:d="M40772 18309c4086 0 3406-6876 2198-10562s-2943-4180-2943-1210" svg:viewBox="0 0 3873 13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5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2:19:47.699153000</meta:creation-date>
    <dc:date>2016-09-15T01:03:56.411310000</dc:date>
    <meta:editing-duration>PT11H12M42S</meta:editing-duration>
    <meta:editing-cycles>3</meta:editing-cycles>
    <meta:generator>LibreOffice/4.2.3.3$MacOSX_X86_64 LibreOffice_project/882f8a0a489bc99a9e60c7905a60226254cb6ff0</meta:generator>
    <meta:document-statistic meta:object-count="105"/>
  </office:meta>
</office:document-meta>
</file>